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S</text:p>
      <text:p text:style-name="P1"/>
      <text:p text:style-name="P2">FLEXBOX:</text:p>
      <text:p text:style-name="P2">FLEX-DIRECCION: Nos permite posicionar los elementos dentro dl contenedor, ya sea en filas(horizontalmente)con row, columnas(verticalmente) con column, y estos mismo pero con los elementos al revez</text:p>
      <text:p text:style-name="P2">flex-wrap:</text:p>
      <text:p text:style-name="P2">wrap: Si el width, pading, margin de los elementos superar el tamaño de la caja contenedor, entonces WRAP nos adapta los elementos dentro del poco espacio que tendria esa caja porque sus elementos son de gran tamaño, comunmente si en el width del contenedor no hay suficiente anchura, los elementos se iran distribuyendo hacia abajo hasta completar su espacio dentro del contenedor.</text:p>
      <text:p text:style-name="P2">no-wrap: Nos cancela en WRAP. Comunmente se hace para que los elementso queden en una misma linea y no se adapten al espacio según su tamaño</text:p>
      <text:p text:style-name="P2">wrap-reverse: Lo mismo que WARP pero nos acomoda los elementos del lado contrario a como lo hace el WRAP</text:p>
      <text:p text:style-name="P2"/>
      <text:p text:style-name="P2">flex-flow: Equivale a poner flex-direction, flex-wrap. En un solo comando.</text:p>
      <text:p text:style-name="P2">Ejm: </text:p>
      <text:p text:style-name="P2">Flex-box: row wrap;</text:p>
      <text:p text:style-name="P2"/>
      <text:p text:style-name="P2"/>
      <text:p text:style-name="P2">JUSTIFY-CONTENT: Nos permite decidir la distribucion de los elementos horizontalmente</text:p>
      <text:p text:style-name="P2">flex-start: viene por defecto, nos pone los elementos al principio horizontalmente según donde lo colocaste</text:p>
      <text:p text:style-name="P2">flex-end: nos pone los elementos al final horizontalmente del contenedor</text:p>
      <text:p text:style-name="P2">center: nos pone los elementos en el centro del contenedor horizontalmente</text:p>
      <text:p text:style-name="P2">space-around: Nos distribuye horizontalmente todos los elementos en el contenedor de una for equitativa</text:p>
      <text:p text:style-name="P2">space-between: A diferencia de space-around, hace los mismo pero al inicio y al final no lo distribuye.</text:p>
      <text:p text:style-name="P2"/>
      <text:p text:style-name="P2">ALIGN ITEMS: Nos permite decidir la distribucion de los elementos verticalmente</text:p>
      <text:p text:style-name="P2">flex-start: viene por defecto, nos pone los elementos al principio verticalmente según donde lo colocaste</text:p>
      <text:p text:style-name="P2">flex-end: nos pone los elementos al final verticalmente del contenedor</text:p>
      <text:p text:style-name="P2">center: nos pone los elementos en el centro del contenedor verticalmente</text:p>
      <text:p text:style-name="P2">stretch: pone los elementos al 100% dentro del tamaño del contenedor, es decir, permite que los objetos abarquen todo el contenedor según obviamente lo que tengas.</text:p>
      <text:p text:style-name="P2">Baseline: Si los elementos tienen texto, lo que hara es que ajustar la linea de texto de cada uno de los elementos en una sola linea que abarca todos los elementos por igual, dando lugar a que el texto de todos los elementos eten alineados pero lo demas puede modificarse.</text:p>
      <text:p text:style-name="P2"/>
      <text:p text:style-name="P2">ALIGN-CONTENT: Cmple la misma funcion que ALIGN-ITEMS, pero con la diferencia de que ineractua con el grupo de elementos sin inportar las finlas(rows) que tengamos, es decir, con align-items nos permite distribuir respetando obviamente el tamaño que tengan el contenedor, esto puede darnos problemas si queremos que los elementos tengan una distribucion mas grupal en donde el contenedor no condicione su distribucion. Por lo cual align-conten nos permite manejar mejorar donde queremos distribuir los elementos. Ademas de como se menciono antes, ALIGN-ITEMS funciona solo si los elementos estan en una linea mientras que con ALIGN-CONTENT no influye si estan en una fila o no, esto lo podemos comprobar usando FLEX-WRAP, donde con wrap veremos como ALIGN-CONTENT funciona mientras que con no-wrap veremos como ALIGN-ITEMS <text:soft-page-break/>funciona.</text:p>
      <text:p text:style-name="P2">flex-start:</text:p>
      <text:p text:style-name="P2">flex-end:</text:p>
      <text:p text:style-name="P2">center:</text:p>
      <text:p text:style-name="P2">stretch:</text:p>
      <text:p text:style-name="P2">space-between:</text:p>
      <text:p text:style-name="P2">space-around:</text:p>
      <text:p text:style-name="P2"/>
      <text:p text:style-name="P2">flex-basis: ES lo mismo que width o height, como asi? Dependiendo de como tengas el flex-direccion, el flex-basis funcionara para uno y otro. Si lo tenemos en row, funcionara como un width, si lo tenemos como un column funcionara como height. Pero en que nos beneficia? Nos permitira cuando la pagina pase a otros dispositivos poder hacer la conversion de columns a row, o viceversa y el flex-basis se adaptara a cual tengas y tendra el mismo valor sin afectar lo otro.</text:p>
      <text:p text:style-name="P2"/>
      <text:p text:style-name="P2">FLEX-GROW: Nos permite indicarle mediante un valor el crecimiento que va a tener ese elemento, en comparación de los otros elementos del contenedor proporcionalmente dentro del 100% del tamaño de ese contenedor</text:p>
      <text:p text:style-name="P2">Nos permite definir el tamaño de los elemento/elementos según el tamaño del contenedor, en donde lo que hara es tratar de abarcar el tamaño del contenedor.</text:p>
      <text:p text:style-name="P2">EjM: Si tenemos flex-grow: 1; aplicado a todos los elementos, por lo cual tendran el mismo tamaño,</text:p>
      <text:p text:style-name="P2">pero queremos que un elemento en especifico sea mas grnde que otros, ponemos en la etiqueta de ese elemento flex-grow: 2; Para que duplique su tamaño, esto no quiere decir que se pondradel doble que nateriormente, sino que tambien se adaptara al tamaño de contenedo.</text:p>
      <text:p text:style-name="P2"/>
      <text:p text:style-name="P2">FLEX-SHRINK: Es lo contrario a FLEX-GROW, hace lo mismo pero nos permite encoger un elemento/elementos según lo que queramos.</text:p>
      <text:p text:style-name="P2"/>
      <text:p text:style-name="P2">IMPORTANTE:</text:p>
      <text:p text:style-name="P2">Cuando pongas:</text:p>
      <text:p text:style-name="P2">flex-direccion: row;</text:p>
      <text:p text:style-name="P2">Debes usar(por conveniencia y consejo): Si es que los necesitas: align-items. Ya que al ser ROW el align-items nos conviene aquí. Mientras que:</text:p>
      <text:p text:style-name="P2"/>
      <text:p text:style-name="P2">flex-direccion: column</text:p>
      <text:p text:style-name="P2">Debes usar: align-content; ya que align-content no va por lineas si no por el grupo de elementos o columnas.</text:p>
      <text:p text:style-name="P2"/>
      <text:p text:style-name="P2">Y ya justify-content podemos usarlo en ambas opciones. </text:p>
      <text:p text:style-name="P2"/>
      <text:p text:style-name="P2">Shortcut: flex: flex-grow, flex-shrink, flex-basis;</text:p>
      <text:p text:style-name="P2"/>
      <text:p text:style-name="P2">GRID: Nos permite definir el tamaño del espacio entre los elementos.</text:p>
      <text:p text:style-name="P2"/>
      <text:p text:style-name="P2">ORDER: Nos permite ordenar/organizar la posicion de los elementos entre ellos, es decir, podemos cambiar la posicion de un elemento a la posicion en la que estaba el otro elemento.</text:p>
      <text:p text:style-name="P2">EJM: Si tenemos 4 elementos, y queremos que el elemento 2 sea el primero, pues colocamos en CSS, que el elemento 2 sea: order:1(que es la posicion), mientras que en los otros elementos esten en la posiciones restantes.</text:p>
      <text:p text:style-name="P2"/>
      <text:p text:style-name="P2">ALIGN-SELF: Nos permite posicionar un elemento en especifico dentro de su espacio que tiene entre los otros elementos y del contenedor. Es decir como un align-items o un align-conten(segun lo que hallamos escogido como se mencion anteriormente) pero en un elemento en especifico.</text:p>
      <text:p text:style-name="P2"><text:soft-page-break/>Flex-start, flex-end, center, stretch(funciona si le colocamos height: auto;), baseline.</text:p>
      <text:p text:style-name="P2"/>
      <text:p text:style-name="P2">TEXT-DECORATION: NONE; Nos permite eliminar la linea de un link de &lt;a&gt; y que quede limpia.</text:p>
      <text:p text:style-name="P2"/>
      <text:p text:style-name="P2">VERTICAL-ALIGN: TOP; Nos permite alinear proporcionalmente dentro del contenedor una im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01T08:36:14.39</meta:creation-date>
    <dc:date>2019-10-08T13:06:59.70</dc:date>
    <meta:editing-duration>PT7H55M24S</meta:editing-duration>
    <meta:editing-cycles>23</meta:editing-cycles>
    <meta:generator>OpenOffice/4.1.6$Win32 OpenOffice.org_project/416m1$Build-9790</meta:generator>
    <meta:document-statistic meta:table-count="0" meta:image-count="0" meta:object-count="0" meta:page-count="3" meta:paragraph-count="50" meta:word-count="923" meta:character-count="5902"/>
  </office:meta>
</office:document-meta>
</file>